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0.54cm" svg:height="10.731cm" svg:x="9.719cm" svg:y="4.037cm">
            <draw:object draw:notify-on-update-of-ranges="Hoja1.A1:Hoja1.A1 Hoja1.A2:Hoja1.A36 Hoja1.B1:Hoja1.B1 Hoja1.B2:Hoja1.B36 Hoja1.C1:Hoja1.C1 Hoja1.C2:Hoja1.C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row table:style-name="ro1">
          <table:table-cell office:value-type="string" calcext:value-type="string">
            <text:p>nº de Funciones de Hash</text:p>
          </table:table-cell>
          <table:table-cell office:value-type="string" calcext:value-type="string">
            <text:p>Bloom Filter</text:p>
          </table:table-cell>
          <table:table-cell office:value-type="string" calcext:value-type="string">
            <text:p>Bloom Filter + SHA-2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percentage" office:value="0.08" calcext:value-type="percentage">
            <text:p>8,00%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percentage" office:value="0.03" calcext:value-type="percentage">
            <text:p>3,00%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percentage" office:value="0.02" calcext:value-type="percentage">
            <text:p>2,00%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percentage" office:value="0.07" calcext:value-type="percentage">
            <text:p>7,00%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percentage" office:value="0.11" calcext:value-type="percentage">
            <text:p>11,00%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percentage" office:value="0.11" calcext:value-type="percentage">
            <text:p>11,00%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percentage" office:value="0.17" calcext:value-type="percentage">
            <text:p>17,00%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percentage" office:value="0.17" calcext:value-type="percentage">
            <text:p>17,00%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percentage" office:value="0.3" calcext:value-type="percentage">
            <text:p>30,00%</text:p>
          </table:table-cell>
          <table:table-cell office:value-type="percentage" office:value="0.37" calcext:value-type="percentage">
            <text:p>37,0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percentage" office:value="0.33" calcext:value-type="percentage">
            <text:p>33,00%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54" calcext:value-type="percentage">
            <text:p>54,00%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percentage" office:value="0.37" calcext:value-type="percentage">
            <text:p>37,00%</text:p>
          </table:table-cell>
          <table:table-cell office:value-type="percentage" office:value="0.55" calcext:value-type="percentage">
            <text:p>55,00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percentage" office:value="0.49" calcext:value-type="percentage">
            <text:p>49,00%</text:p>
          </table:table-cell>
          <table:table-cell office:value-type="percentage" office:value="0.66" calcext:value-type="percentage">
            <text:p>66,0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72" calcext:value-type="percentage">
            <text:p>72,00%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percentage" office:value="0.56" calcext:value-type="percentage">
            <text:p>56,00%</text:p>
          </table:table-cell>
          <table:table-cell office:value-type="percentage" office:value="0.78" calcext:value-type="percentage">
            <text:p>78,00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84" calcext:value-type="percentage">
            <text:p>84,00%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percentage" office:value="0.59" calcext:value-type="percentage">
            <text:p>59,00%</text:p>
          </table:table-cell>
          <table:table-cell office:value-type="percentage" office:value="0.84" calcext:value-type="percentage">
            <text:p>84,00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85" calcext:value-type="percentage">
            <text:p>85,00%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percentage" office:value="0.75" calcext:value-type="percentage">
            <text:p>75,00%</text:p>
          </table:table-cell>
          <table:table-cell office:value-type="percentage" office:value="0.86" calcext:value-type="percentage">
            <text:p>86,00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percentage" office:value="0.77" calcext:value-type="percentage">
            <text:p>77,00%</text:p>
          </table:table-cell>
          <table:table-cell office:value-type="percentage" office:value="0.87" calcext:value-type="percentage">
            <text:p>87,00%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percentage" office:value="0.77" calcext:value-type="percentage">
            <text:p>77,00%</text:p>
          </table:table-cell>
          <table:table-cell office:value-type="percentage" office:value="0.86" calcext:value-type="percentage">
            <text:p>86,00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percentage" office:value="0.77" calcext:value-type="percentage">
            <text:p>77,00%</text:p>
          </table:table-cell>
          <table:table-cell office:value-type="percentage" office:value="0.86" calcext:value-type="percentage">
            <text:p>86,00%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percentage" office:value="0.83" calcext:value-type="percentage">
            <text:p>83,00%</text:p>
          </table:table-cell>
          <table:table-cell office:value-type="percentage" office:value="0.89" calcext:value-type="percentage">
            <text:p>89,00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percentage" office:value="0.83" calcext:value-type="percentage">
            <text:p>83,00%</text:p>
          </table:table-cell>
          <table:table-cell office:value-type="percentage" office:value="0.91" calcext:value-type="percentage">
            <text:p>91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8:20:15.786309635</meta:creation-date>
    <dc:date>2017-04-23T19:23:43.491516995</dc:date>
    <meta:editing-duration>PT3S</meta:editing-duration>
    <meta:editing-cycles>1</meta:editing-cycles>
    <meta:document-statistic meta:table-count="1" meta:cell-count="10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41cm" svg:height="10.732cm" xlink:href=".." xlink:type="simple" chart:class="chart:line" chart:style-name="ch1">
        <chart:title svg:x="7.197cm" svg:y="0.35cm" chart:style-name="ch2">
          <text:p>Probabilidad de Falso Positivo</text:p>
        </chart:title>
        <chart:legend svg:x="14.396cm" svg:y="0.199cm" style:legend-expansion="custom" chartooo:width="6.143cm" chartooo:height="1.306cm" style:legend-expansion-aspect-ratio="4.70367534456355" chart:style-name="ch3"/>
        <chart:plot-area chart:style-name="ch4" table:cell-range-address="Hoja1.A1:Hoja1.C36" chart:data-source-has-labels="both" svg:x="1.421cm" svg:y="1.369cm" svg:width="18.71cm" svg:height="8.168cm">
          <chartooo:coordinate-region svg:x="3.021cm" svg:y="1.568cm" svg:width="16.923cm" svg:height="7.322cm"/>
          <chart:axis chart:dimension="x" chart:name="primary-x" chart:style-name="ch5" chartooo:axis-type="auto">
            <chartooo:date-scale/>
            <chart:title svg:x="9.131cm" svg:y="9.751cm" chart:style-name="ch6">
              <text:p>nº Funciones de Hash</text:p>
            </chart:title>
            <chart:categories table:cell-range-address="Hoja1.A2:Hoja1.A36"/>
          </chart:axis>
          <chart:axis chart:dimension="y" chart:name="primary-y" chart:style-name="ch7">
            <chart:title svg:x="0.451cm" svg:y="6.926cm" chart:style-name="ch8">
              <text:p>% de Falso Positivo</text:p>
            </chart:title>
            <chart:grid chart:style-name="ch9" chart:class="major"/>
          </chart:axis>
          <chart:series chart:style-name="ch10" chart:values-cell-range-address="Hoja1.B2:Hoja1.B36" chart:label-cell-address="Hoja1.B1:Hoja1.B1" chart:class="chart:line">
            <chart:data-point chart:repeated="35"/>
          </chart:series>
          <chart:series chart:style-name="ch11" chart:values-cell-range-address="Hoja1.C2:Hoja1.C36" chart:label-cell-address="Hoja1.C1:Hoja1.C1" chart:class="chart:line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om Filter</text:p>
                <draw:g>
                  <svg:desc>Hoja1.B1:Hoja1.B1</svg:desc>
                </draw:g>
              </table:table-cell>
              <table:table-cell office:value-type="string">
                <text:p>Bloom Filter + SHA-256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2:Hoja1.A36</svg:desc>
                </draw:g>
              </table:table-cell>
              <table:table-cell office:value-type="float" office:value="0.21">
                <text:p>0.21</text:p>
                <draw:g>
                  <svg:desc>Hoja1.B2:Hoja1.B36</svg:desc>
                </draw:g>
              </table:table-cell>
              <table:table-cell office:value-type="float" office:value="0.11">
                <text:p>0.11</text:p>
                <draw:g>
                  <svg:desc>Hoja1.C2:Hoja1.C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1">
                <text:p>0.1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">
                <text:p>0.1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1">
                <text:p>0.1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4">
                <text:p>0.1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7">
                <text:p>0.1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8">
                <text:p>0.1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22">
                <text:p>0.2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3">
                <text:p>0.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29">
                <text:p>0.2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3">
                <text:p>0.3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33">
                <text:p>0.3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37">
                <text:p>0.3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46">
                <text:p>0.4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49">
                <text:p>0.4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52">
                <text:p>0.5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56">
                <text:p>0.56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59">
                <text:p>0.5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59">
                <text:p>0.5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68">
                <text:p>0.6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5">
                <text:p>0.7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77">
                <text:p>0.7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7">
                <text:p>0.7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77">
                <text:p>0.7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83">
                <text:p>0.8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83">
                <text:p>0.83</text:p>
              </table:table-cell>
              <table:table-cell office:value-type="float" office:value="0.91">
                <text:p>0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